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T42" style:family="text">
      <style:text-properties officeooo:rsid="00358eee"/>
    </style:style>
    <style:style style:name="T43" style:family="text">
      <style:text-properties officeooo:rsid="003622b8"/>
    </style:style>
    <style:style style:name="T44" style:family="text">
      <style:text-properties style:font-name="DejaVu Sans" fo:font-size="10pt" style:font-size-asian="10pt" style:font-size-complex="10pt"/>
    </style:style>
    <style:style style:name="T45" style:family="text">
      <style:text-properties style:font-name="DejaVu Sans" fo:font-size="10pt" officeooo:rsid="00286a07" style:font-size-asian="10pt" style:font-size-complex="10pt"/>
    </style:style>
    <style:style style:name="T46" style:family="text">
      <style:text-properties style:font-name="DejaVu Sans" fo:font-size="10pt" officeooo:rsid="003622b8" style:font-size-asian="10pt" style:font-size-complex="10pt"/>
    </style:style>
    <style:style style:name="T47" style:family="text">
      <style:text-properties style:font-name="DejaVu Sans" fo:font-size="10pt" officeooo:rsid="00364ee1" style:font-size-asian="10pt" style:font-size-complex="10pt"/>
    </style:style>
    <style:style style:name="T48" style:family="text">
      <style:text-properties style:font-name="DejaVu Sans" fo:font-size="10pt" officeooo:rsid="004beb8f" style:font-size-asian="10pt" style:font-size-complex="10pt"/>
    </style:style>
    <style:style style:name="T49" style:family="text">
      <style:text-properties style:font-name="DejaVu Sans" fo:font-size="10pt" officeooo:rsid="00386e38" style:font-size-asian="10pt" style:font-size-complex="10pt"/>
    </style:style>
    <style:style style:name="T50" style:family="text">
      <style:text-properties officeooo:rsid="00364ee1"/>
    </style:style>
    <style:style style:name="T51" style:family="text">
      <style:text-properties officeooo:rsid="00386517"/>
    </style:style>
    <style:style style:name="T52" style:family="text">
      <style:text-properties officeooo:rsid="00386e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1.<text:span text:style-name="T40">1</text:span><text:span text:style-name="T42">1</text:span></text:p>
      <text:p text:style-name="P5"/>
      <text:p text:style-name="P5">This mod provides scratch programmable robots.</text:p>
      <text:p text:style-name="P5"/>
      <text:p text:style-name="P5"><draw:frame draw:style-name="fr1"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6"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5"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266774532624">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266774623184">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266774624368">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266774625328">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266774626576">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266774642096">
                <table:table-cell table:style-name="Table2.A1" office:value-type="string">
                  <text:p text:style-name="P13"><draw:frame draw:style-name="fr2"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266774668208">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266774670832">
                <table:table-cell table:style-name="Table3.A1" office:value-type="string">
                  <text:p text:style-name="P13"><draw:frame draw:style-name="fr2"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266774691552">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266774693264">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266774705808">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266774711984">
                <table:table-cell table:style-name="Table6.A1" office:value-type="string">
                  <text:p text:style-name="P14"><draw:frame draw:style-name="fr2"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266774734624">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266774738064">
                <table:table-cell table:style-name="Table7.A1" office:value-type="string">
                  <text:p text:style-name="P14"><draw:frame draw:style-name="fr2"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266774756784">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266774758144">
                <table:table-cell table:style-name="Table8.A1" office:value-type="string">
                  <text:p text:style-name="P14"><draw:frame draw:style-name="fr2"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266774781152">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266774783632">
                <table:table-cell table:style-name="Table22.A1" office:value-type="string">
                  <text:p text:style-name="P14"><draw:frame draw:style-name="fr2"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2"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2"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2"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3"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3"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3"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3"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266774859168">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266774867136">
                <table:table-cell table:style-name="Table10.A1" office:value-type="string">
                  <text:p text:style-name="P14"><draw:frame draw:style-name="fr3"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266774888960">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266774891696">
                <table:table-cell table:style-name="Table11.A1" office:value-type="string">
                  <text:p text:style-name="P14"><draw:frame draw:style-name="fr3"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266774912736">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266774915488">
                <table:table-cell table:style-name="Table12.A1" office:value-type="string">
                  <text:p text:style-name="P14"><draw:frame draw:style-name="fr3"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266774936352">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266774939184">
                <table:table-cell table:style-name="Table23.A1" office:value-type="string">
                  <text:p text:style-name="P14"><draw:frame draw:style-name="fr3"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266774951856">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266774962832">
                <table:table-cell table:style-name="Table36.A1" office:value-type="string">
                  <text:p text:style-name="P14"><draw:frame draw:style-name="fr3"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266774983568">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266774985280">
                <table:table-cell table:style-name="Table35.A1" office:value-type="string">
                  <text:p text:style-name="P14"><draw:frame draw:style-name="fr3"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266775007296">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266775010064">
                <table:table-cell table:style-name="Table34.A1" office:value-type="string">
                  <text:p text:style-name="P14"><draw:frame draw:style-name="fr3"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266775034016">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266775038768">
                <table:table-cell table:style-name="Table33.A1" office:value-type="string">
                  <text:p text:style-name="P14"><draw:frame draw:style-name="fr3"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266775059408">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266775063872">
                <table:table-cell table:style-name="Table32.A1" office:value-type="string">
                  <text:p text:style-name="P14"><draw:frame draw:style-name="fr3"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266775092720">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266775095248">
                <table:table-cell table:style-name="Table31.A1" office:value-type="string">
                  <text:p text:style-name="P14"><draw:frame draw:style-name="fr3"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266775117760">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266775120288">
                <table:table-cell table:style-name="Table30.A1" office:value-type="string">
                  <text:p text:style-name="P14"><draw:frame draw:style-name="fr2"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2"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2"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2"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3"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3"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3"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2"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266775199712">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266775204368">
                <table:table-cell table:style-name="Table29.A1" office:value-type="string">
                  <text:p text:style-name="P14"><draw:frame draw:style-name="fr3"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266775228784">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266775233136">
                <table:table-cell table:style-name="Table28.A1" office:value-type="string">
                  <text:p text:style-name="P14"><draw:frame draw:style-name="fr3"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266775255984">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266775260432">
                <table:table-cell table:style-name="Table27.A1" office:value-type="string">
                  <text:p text:style-name="P14"><draw:frame draw:style-name="fr3"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266775281632">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266775283296">
                <table:table-cell table:style-name="Table26.A1" office:value-type="string">
                  <text:p text:style-name="P14"><draw:frame draw:style-name="fr2"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266775303088">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266775305008">
                <table:table-cell table:style-name="Table25.A1" office:value-type="string">
                  <text:p text:style-name="P14"><draw:frame draw:style-name="fr3"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266775324416">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266775325776">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266775338720">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266775352832">
                <table:table-cell table:style-name="Table14.A1" office:value-type="string">
                  <text:p text:style-name="P14"><draw:frame draw:style-name="fr3"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3"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3"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3"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266775394080">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266775395792">
                <table:table-cell table:style-name="Table15.A1" office:value-type="string">
                  <text:p text:style-name="P14"><draw:frame draw:style-name="fr3"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3"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266775423152">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266775425440">
                <table:table-cell table:style-name="Table16.A1" office:value-type="string">
                  <text:p text:style-name="P14"><draw:frame draw:style-name="fr3"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3"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3"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3"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3"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3"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3"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3"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266775494928">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266775497440">
                <table:table-cell table:style-name="Table37.A1" office:value-type="string">
                  <text:p text:style-name="P14"><draw:frame draw:style-name="fr3"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2"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2"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2"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3"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2"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3"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3"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266775562752">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266775565856">
                <table:table-cell table:style-name="Table50.A1" office:value-type="string">
                  <text:p text:style-name="P14"><draw:frame draw:style-name="fr3"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266775588912">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266775593392">
                <table:table-cell table:style-name="Table55.A1" office:value-type="string">
                  <text:p text:style-name="P14"><draw:frame draw:style-name="fr2"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266775614240">
                <table:table-cell table:style-name="Table55.A1" office:value-type="string">
                  <text:p text:style-name="P14">Pull <text:span text:style-name="T51">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3">up to a full stack</text:span> of the given inventory item<text:span text:style-name="T51">s</text:span> from an inventory (chest) immediately in front of the robot, into the robot's storage if it can fit.</text:p>
            <text:p text:style-name="P12"/>
            <text:p text:style-name="P35">If followed by a text or variable item, <text:span text:style-name="T29">m</text:span>oves <text:span text:style-name="T43">up to a full stack</text:span> of the inventory item<text:span text:style-name="T51">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266775624112">
                <table:table-cell table:style-name="Table49.A1" office:value-type="string">
                  <text:p text:style-name="P14"><draw:frame draw:style-name="fr3"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266775644864">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266775649408">
                <table:table-cell table:style-name="Table54.A1" office:value-type="string">
                  <text:p text:style-name="P14"><draw:frame draw:style-name="fr2"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266775688096">
                <table:table-cell table:style-name="Table54.A1" office:value-type="string">
                  <text:p text:style-name="P14">Put <text:span text:style-name="T51">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3">up to a full stack</text:span> of the given inventory item<text:span text:style-name="T52">s</text:span> from the robot's storage into an inventory (chest) immediately in front of the robot, if it can fit.</text:p>
            <text:p text:style-name="P12"/>
            <text:p text:style-name="P34">If followed by a text or variable item, <text:span text:style-name="T32">m</text:span>oves <text:span text:style-name="T43">up to a full stack</text:span> of the inventory item<text:span text:style-name="T52">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266775689952">
                <table:table-cell table:style-name="Table48.A1" office:value-type="string">
                  <text:p text:style-name="P14"><draw:frame draw:style-name="fr2"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266775840720">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266775842080">
                <table:table-cell table:style-name="Table53.A1" office:value-type="string">
                  <text:p text:style-name="P14"><draw:frame draw:style-name="fr4"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266775871392">
                <table:table-cell table:style-name="Table53.A1" office:value-type="string">
                  <text:p text:style-name="P14">Drop <text:span text:style-name="T50">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4">If followed by an inventory item, </text:span><text:span text:style-name="T45">d</text:span><text:span text:style-name="T44">rops </text:span><text:span text:style-name="T46">up to a full stack</text:span><text:span text:style-name="T44"> of the given inventory item</text:span><text:span text:style-name="T49">s</text:span><text:span text:style-name="T44"> from the robot's storage into the world, if it contains </text:span><text:span text:style-name="T47">any</text:span><text:span text:style-name="T44">.</text:span></text:p>
            <text:p text:style-name="P12"/>
            <text:p text:style-name="P43"><text:span text:style-name="T44">If followed by a text or variable item, </text:span><text:span text:style-name="T48">d</text:span><text:span text:style-name="T44">rops </text:span><text:span text:style-name="T46">up to a full stack</text:span><text:span text:style-name="T44"> of the inventory item</text:span><text:span text:style-name="T49">s</text:span><text:span text:style-name="T44"> named in the text or variable's value from the robot's storage into the world, if it contains </text:span><text:span text:style-name="T47">any</text:span><text:span text:style-name="T44">.</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266775881504">
                <table:table-cell table:style-name="Table47.A1" office:value-type="string">
                  <text:p text:style-name="P14"><draw:frame draw:style-name="fr2"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266775897760">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266775898960">
                <table:table-cell table:style-name="Table52.A1" office:value-type="string">
                  <text:p text:style-name="P14"><draw:frame draw:style-name="fr2"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266775922864">
                <table:table-cell table:style-name="Table52.A1" office:value-type="string">
                  <text:p text:style-name="P14">Trash <text:span text:style-name="T43">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4">If followed by an inventory item, </text:span><text:span text:style-name="T45">d</text:span><text:span text:style-name="T44">estroys (gone forever) </text:span><text:span text:style-name="T46">up to a full stack</text:span><text:span text:style-name="T44"> of the given inventory item</text:span><text:span text:style-name="T49">s</text:span><text:span text:style-name="T44"> in the robot's storage, if it conta</text:span><text:span text:style-name="T46">ins any</text:span><text:span text:style-name="T44">.</text:span></text:p>
            <text:p text:style-name="P12"/>
            <text:p text:style-name="P33">If followed by a text or variable item, <text:span text:style-name="T30">d</text:span>estroys (gone forever) <text:span text:style-name="T43">up to a full stack</text:span> of the inventory item<text:span text:style-name="T52">s</text:span> named in the text or variable's value in the robot's storage, if it conta<text:span text:style-name="T43">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266775942080">
                <table:table-cell table:style-name="Table46.A1" office:value-type="string">
                  <text:p text:style-name="P14"><draw:frame draw:style-name="fr3"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266775955712">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266775959488">
                <table:table-cell table:style-name="Table45.A1" office:value-type="string">
                  <text:p text:style-name="P14"><draw:frame draw:style-name="fr2"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266775970272">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266775739904">
                <table:table-cell table:style-name="Table44.A1" office:value-type="string">
                  <text:p text:style-name="P14"><draw:frame draw:style-name="fr3"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266775998864">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266776000576">
                <table:table-cell table:style-name="Table51.A1" office:value-type="string">
                  <text:p text:style-name="P14"><draw:frame draw:style-name="fr2"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266776021552">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266776023264">
                <table:table-cell table:style-name="Table43.A1" office:value-type="string">
                  <text:p text:style-name="P14"><draw:frame draw:style-name="fr2"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266776044944">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266776048592">
                <table:table-cell table:style-name="Table42.A1" office:value-type="string">
                  <text:p text:style-name="P14"><draw:frame draw:style-name="fr2"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266776072304">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266776075536">
                <table:table-cell table:style-name="Table41.A1" office:value-type="string">
                  <text:p text:style-name="P14"><draw:frame draw:style-name="fr2"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266776097552">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266776099968">
                <table:table-cell table:style-name="Table40.A1" office:value-type="string">
                  <text:p text:style-name="P14"><draw:frame draw:style-name="fr2"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266776121408">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266776124112">
                <table:table-cell table:style-name="Table39.A1" office:value-type="string">
                  <text:p text:style-name="P14"><draw:frame draw:style-name="fr2"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266776145536">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266776148256">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266776161424">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266776177136">
                <table:table-cell table:style-name="Table18.A1" office:value-type="string">
                  <text:p text:style-name="P14"><draw:frame draw:style-name="fr3"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266776197088">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266774379216">
                <table:table-cell table:style-name="Table19.A1" office:value-type="string">
                  <text:p text:style-name="P14"><draw:frame draw:style-name="fr2"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266776219984">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266776221344">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266776234448">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1-18T23:55:31.261076048</dc:date>
    <meta:editing-duration>PT1H28M4S</meta:editing-duration>
    <meta:editing-cycles>42</meta:editing-cycles>
    <meta:document-statistic meta:table-count="55" meta:image-count="80" meta:object-count="0" meta:page-count="14" meta:paragraph-count="193" meta:word-count="2420" meta:character-count="13036" meta:non-whitespace-character-count="10795"/>
  </office:meta>
</office:document-meta>
</file>